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kV_LiF_Scan" table:style-name="ta1">
        <table:shapes>
          <draw:frame draw:z-index="0" draw:style-name="gr1" draw:text-style-name="P1" svg:width="48.739cm" svg:height="26.642cm" svg:x="7.883cm" svg:y="1.656cm">
            <draw:object draw:notify-on-update-of-ranges="25kV_LiF_Scan.A2:25kV_LiF_Scan.A312 25kV_LiF_Scan.B1:25kV_LiF_Scan.B1 25kV_LiF_Scan.B2:25kV_LiF_Scan.B312 25kV_LiF_Scan.C1:25kV_LiF_Scan.C1 25kV_LiF_Scan.C2:25kV_LiF_Scan.C3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&amp;b / °</text:p>
          </table:table-cell>
          <table:table-cell office:value-type="string" calcext:value-type="string">
            <text:p>R_0 / 1/s</text:p>
          </table:table-cell>
          <table:table-cell office:value-type="string" calcext:value-type="string">
            <text:p>R_1 / 1/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2" calcext:value-type="float">
            <text:p>29.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7.6" calcext:value-type="float">
            <text:p>27.6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4.5" calcext:value-type="float">
            <text:p>34.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7.7" calcext:value-type="float">
            <text:p>27.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0.2" calcext:value-type="float">
            <text:p>30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0.8" calcext:value-type="float">
            <text:p>30.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4.4" calcext:value-type="float">
            <text:p>34.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4.9" calcext:value-type="float">
            <text:p>34.9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4.7" calcext:value-type="float">
            <text:p>34.7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1" calcext:value-type="float">
            <text:p>37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8.4" calcext:value-type="float">
            <text:p>38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8.2" calcext:value-type="float">
            <text:p>38.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0.9" calcext:value-type="float">
            <text:p>40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1.9" calcext:value-type="float">
            <text:p>41.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6" calcext:value-type="float">
            <text:p>46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.2" calcext:value-type="float">
            <text:p>48.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5.7" calcext:value-type="float">
            <text:p>45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" calcext:value-type="float">
            <text:p>4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3.7" calcext:value-type="float">
            <text:p>53.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85.5" calcext:value-type="float">
            <text:p>85.5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32.9" calcext:value-type="float">
            <text:p>132.9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86" calcext:value-type="float">
            <text:p>18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14.3" calcext:value-type="float">
            <text:p>214.3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46.5" calcext:value-type="float">
            <text:p>246.5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92" calcext:value-type="float">
            <text:p>29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10.5" calcext:value-type="float">
            <text:p>310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38" calcext:value-type="float">
            <text:p>338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57.4" calcext:value-type="float">
            <text:p>357.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4.6" calcext:value-type="float">
            <text:p>384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00.3" calcext:value-type="float">
            <text:p>400.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15.3" calcext:value-type="float">
            <text:p>415.3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31.4" calcext:value-type="float">
            <text:p>431.4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46.5" calcext:value-type="float">
            <text:p>446.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45" calcext:value-type="float">
            <text:p>44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51.8" calcext:value-type="float">
            <text:p>451.8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463.7" calcext:value-type="float">
            <text:p>463.7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67.6" calcext:value-type="float">
            <text:p>467.6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471.9" calcext:value-type="float">
            <text:p>471.9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6.2" calcext:value-type="float">
            <text:p>466.2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467" calcext:value-type="float">
            <text:p>467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82.8" calcext:value-type="float">
            <text:p>482.8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72.9" calcext:value-type="float">
            <text:p>472.9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72" calcext:value-type="float">
            <text:p>472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67.1" calcext:value-type="float">
            <text:p>467.1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65.1" calcext:value-type="float">
            <text:p>465.1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62.4" calcext:value-type="float">
            <text:p>462.4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59.6" calcext:value-type="float">
            <text:p>459.6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453.4" calcext:value-type="float">
            <text:p>453.4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2.2" calcext:value-type="float">
            <text:p>452.2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36.7" calcext:value-type="float">
            <text:p>436.7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34.7" calcext:value-type="float">
            <text:p>4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33.9" calcext:value-type="float">
            <text:p>433.9</text:p>
          </table:table-cell>
          <table:table-cell office:value-type="float" office:value="145.9" calcext:value-type="float">
            <text:p>145.9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20.1" calcext:value-type="float">
            <text:p>420.1</text:p>
          </table:table-cell>
          <table:table-cell office:value-type="float" office:value="151.1" calcext:value-type="float">
            <text:p>151.1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40.4" calcext:value-type="float">
            <text:p>440.4</text:p>
          </table:table-cell>
          <table:table-cell office:value-type="float" office:value="158.9" calcext:value-type="float">
            <text:p>158.9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25" calcext:value-type="float">
            <text:p>425</text:p>
          </table:table-cell>
          <table:table-cell office:value-type="float" office:value="162.5" calcext:value-type="float">
            <text:p>162.5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46.3" calcext:value-type="float">
            <text:p>446.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36.1" calcext:value-type="float">
            <text:p>536.1</text:p>
          </table:table-cell>
          <table:table-cell office:value-type="float" office:value="187.4" calcext:value-type="float">
            <text:p>187.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810.6" calcext:value-type="float">
            <text:p>810.6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0.1" calcext:value-type="float">
            <text:p>970.1</text:p>
          </table:table-cell>
          <table:table-cell office:value-type="float" office:value="256.9" calcext:value-type="float">
            <text:p>256.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048.1" calcext:value-type="float">
            <text:p>1048.1</text:p>
          </table:table-cell>
          <table:table-cell office:value-type="float" office:value="289.3" calcext:value-type="float">
            <text:p>289.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59.4" calcext:value-type="float">
            <text:p>759.4</text:p>
          </table:table-cell>
          <table:table-cell office:value-type="float" office:value="248.1" calcext:value-type="float">
            <text:p>248.1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61.5" calcext:value-type="float">
            <text:p>461.5</text:p>
          </table:table-cell>
          <table:table-cell office:value-type="float" office:value="191.4" calcext:value-type="float">
            <text:p>191.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18" calcext:value-type="float">
            <text:p>418</text:p>
          </table:table-cell>
          <table:table-cell office:value-type="float" office:value="169.6" calcext:value-type="float">
            <text:p>169.6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17.9" calcext:value-type="float">
            <text:p>417.9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12.6" calcext:value-type="float">
            <text:p>412.6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10.9" calcext:value-type="float">
            <text:p>410.9</text:p>
          </table:table-cell>
          <table:table-cell office:value-type="float" office:value="171.7" calcext:value-type="float">
            <text:p>171.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39.5" calcext:value-type="float">
            <text:p>439.5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671.5" calcext:value-type="float">
            <text:p>671.5</text:p>
          </table:table-cell>
          <table:table-cell office:value-type="float" office:value="191.3" calcext:value-type="float">
            <text:p>191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2.9" calcext:value-type="float">
            <text:p>1422.9</text:p>
          </table:table-cell>
          <table:table-cell office:value-type="float" office:value="320.1" calcext:value-type="float">
            <text:p>320.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166.7" calcext:value-type="float">
            <text:p>2166.7</text:p>
          </table:table-cell>
          <table:table-cell office:value-type="float" office:value="489.2" calcext:value-type="float">
            <text:p>489.2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457.6" calcext:value-type="float">
            <text:p>2457.6</text:p>
          </table:table-cell>
          <table:table-cell office:value-type="float" office:value="622.1" calcext:value-type="float">
            <text:p>622.1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768.3" calcext:value-type="float">
            <text:p>1768.3</text:p>
          </table:table-cell>
          <table:table-cell office:value-type="float" office:value="510.6" calcext:value-type="float">
            <text:p>510.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682.3" calcext:value-type="float">
            <text:p>682.3</text:p>
          </table:table-cell>
          <table:table-cell office:value-type="float" office:value="252.7" calcext:value-type="float">
            <text:p>252.7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378.6" calcext:value-type="float">
            <text:p>378.6</text:p>
          </table:table-cell>
          <table:table-cell office:value-type="float" office:value="154.5" calcext:value-type="float">
            <text:p>154.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43.1" calcext:value-type="float">
            <text:p>343.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328.4" calcext:value-type="float">
            <text:p>328.4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33.4" calcext:value-type="float">
            <text:p>333.4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322.8" calcext:value-type="float">
            <text:p>322.8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1.1" calcext:value-type="float">
            <text:p>321.1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99.9" calcext:value-type="float">
            <text:p>299.9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9.9" calcext:value-type="float">
            <text:p>299.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91.6" calcext:value-type="float">
            <text:p>291.6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89.8" calcext:value-type="float">
            <text:p>289.8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85" calcext:value-type="float">
            <text:p>285</text:p>
          </table:table-cell>
          <table:table-cell office:value-type="float" office:value="110.3" calcext:value-type="float">
            <text:p>110.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78.1" calcext:value-type="float">
            <text:p>278.1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55.1" calcext:value-type="float">
            <text:p>255.1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58.1" calcext:value-type="float">
            <text:p>258.1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52" calcext:value-type="float">
            <text:p>252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7.1" calcext:value-type="float">
            <text:p>247.1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41.6" calcext:value-type="float">
            <text:p>241.6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52.4" calcext:value-type="float">
            <text:p>252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226" calcext:value-type="float">
            <text:p>226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31.2" calcext:value-type="float">
            <text:p>231.2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23.9" calcext:value-type="float">
            <text:p>223.9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17.4" calcext:value-type="float">
            <text:p>217.4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13.7" calcext:value-type="float">
            <text:p>213.7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05.2" calcext:value-type="float">
            <text:p>205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00.3" calcext:value-type="float">
            <text:p>200.3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6.4" calcext:value-type="float">
            <text:p>196.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85.9" calcext:value-type="float">
            <text:p>185.9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4" calcext:value-type="float">
            <text:p>174</text:p>
          </table:table-cell>
          <table:table-cell office:value-type="float" office:value="66.1" calcext:value-type="float">
            <text:p>66.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70.6" calcext:value-type="float">
            <text:p>170.6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60.8" calcext:value-type="float">
            <text:p>160.8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57" calcext:value-type="float">
            <text:p>157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55.1" calcext:value-type="float">
            <text:p>155.1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48.6" calcext:value-type="float">
            <text:p>148.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53.5" calcext:value-type="float">
            <text:p>153.5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50" calcext:value-type="float">
            <text:p>15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39.7" calcext:value-type="float">
            <text:p>139.7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34.9" calcext:value-type="float">
            <text:p>134.9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35.1" calcext:value-type="float">
            <text:p>135.1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6" calcext:value-type="float">
            <text:p>126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28.3" calcext:value-type="float">
            <text:p>128.3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29.1" calcext:value-type="float">
            <text:p>129.1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22.4" calcext:value-type="float">
            <text:p>122.4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22.5" calcext:value-type="float">
            <text:p>122.5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22.3" calcext:value-type="float">
            <text:p>122.3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8.7" calcext:value-type="float">
            <text:p>118.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18" calcext:value-type="float">
            <text:p>118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13.2" calcext:value-type="float">
            <text:p>113.2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13.3" calcext:value-type="float">
            <text:p>113.3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09.4" calcext:value-type="float">
            <text:p>109.4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07.5" calcext:value-type="float">
            <text:p>107.5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13.3" calcext:value-type="float">
            <text:p>113.3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08.1" calcext:value-type="float">
            <text:p>108.1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03.1" calcext:value-type="float">
            <text:p>103.1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06.9" calcext:value-type="float">
            <text:p>106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.8" calcext:value-type="float">
            <text:p>107.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05.3" calcext:value-type="float">
            <text:p>105.3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02.1" calcext:value-type="float">
            <text:p>102.1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05" calcext:value-type="float">
            <text:p>105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01.7" calcext:value-type="float">
            <text:p>101.7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02.1" calcext:value-type="float">
            <text:p>10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94.9" calcext:value-type="float">
            <text:p>94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98.5" calcext:value-type="float">
            <text:p>98.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06.1" calcext:value-type="float">
            <text:p>106.1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96.2" calcext:value-type="float">
            <text:p>96.2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.4" calcext:value-type="float">
            <text:p>99.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01.1" calcext:value-type="float">
            <text:p>101.1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94.9" calcext:value-type="float">
            <text:p>94.9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91.7" calcext:value-type="float">
            <text:p>91.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91.1" calcext:value-type="float">
            <text:p>91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97.3" calcext:value-type="float">
            <text:p>97.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97.3" calcext:value-type="float">
            <text:p>97.3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97.7" calcext:value-type="float">
            <text:p>97.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00.9" calcext:value-type="float">
            <text:p>100.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08.3" calcext:value-type="float">
            <text:p>108.3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8.8" calcext:value-type="float">
            <text:p>118.8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37" calcext:value-type="float">
            <text:p>137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2.4" calcext:value-type="float">
            <text:p>172.4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4.4" calcext:value-type="float">
            <text:p>174.4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25.9" calcext:value-type="float">
            <text:p>125.9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94.8" calcext:value-type="float">
            <text:p>94.8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91.3" calcext:value-type="float">
            <text:p>91.3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94.2" calcext:value-type="float">
            <text:p>94.2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89.7" calcext:value-type="float">
            <text:p>89.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86.1" calcext:value-type="float">
            <text:p>86.1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3.2" calcext:value-type="float">
            <text:p>83.2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92.2" calcext:value-type="float">
            <text:p>92.2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84.9" calcext:value-type="float">
            <text:p>84.9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87.6" calcext:value-type="float">
            <text:p>87.6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89" calcext:value-type="float">
            <text:p>8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89.8" calcext:value-type="float">
            <text:p>89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92.2" calcext:value-type="float">
            <text:p>92.2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87.8" calcext:value-type="float">
            <text:p>87.8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88.1" calcext:value-type="float">
            <text:p>88.1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96.9" calcext:value-type="float">
            <text:p>96.9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41.8" calcext:value-type="float">
            <text:p>141.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22.5" calcext:value-type="float">
            <text:p>222.5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338.1" calcext:value-type="float">
            <text:p>338.1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96.4" calcext:value-type="float">
            <text:p>396.4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301.6" calcext:value-type="float">
            <text:p>301.6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73.3" calcext:value-type="float">
            <text:p>173.3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94.1" calcext:value-type="float">
            <text:p>94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.3" calcext:value-type="float">
            <text:p>82.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6.3" calcext:value-type="float">
            <text:p>76.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4" calcext:value-type="float">
            <text:p>79.4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8.1" calcext:value-type="float">
            <text:p>78.1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76" calcext:value-type="float">
            <text:p>76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76.8" calcext:value-type="float">
            <text:p>76.8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74.2" calcext:value-type="float">
            <text:p>74.2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77.1" calcext:value-type="float">
            <text:p>77.1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77.1" calcext:value-type="float">
            <text:p>77.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72.7" calcext:value-type="float">
            <text:p>72.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.4" calcext:value-type="float">
            <text:p>73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74.8" calcext:value-type="float">
            <text:p>74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71.9" calcext:value-type="float">
            <text:p>71.9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73" calcext:value-type="float">
            <text:p>73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68.2" calcext:value-type="float">
            <text:p>68.2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0.1" calcext:value-type="float">
            <text:p>70.1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65.8" calcext:value-type="float">
            <text:p>65.8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74.7" calcext:value-type="float">
            <text:p>74.7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63.1" calcext:value-type="float">
            <text:p>63.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69.4" calcext:value-type="float">
            <text:p>69.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.4" calcext:value-type="float">
            <text:p>67.4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68.3" calcext:value-type="float">
            <text:p>68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66.7" calcext:value-type="float">
            <text:p>66.7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64.9" calcext:value-type="float">
            <text:p>64.9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62.1" calcext:value-type="float">
            <text:p>62.1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9.8" calcext:value-type="float">
            <text:p>59.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67.5" calcext:value-type="float">
            <text:p>67.5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63.6" calcext:value-type="float">
            <text:p>63.6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61.7" calcext:value-type="float">
            <text:p>61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65.8" calcext:value-type="float">
            <text:p>65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.7" calcext:value-type="float">
            <text:p>65.7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59.7" calcext:value-type="float">
            <text:p>59.7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64.5" calcext:value-type="float">
            <text:p>64.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61.7" calcext:value-type="float">
            <text:p>61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57" calcext:value-type="float">
            <text:p>5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60.8" calcext:value-type="float">
            <text:p>60.8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60.5" calcext:value-type="float">
            <text:p>60.5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58" calcext:value-type="float">
            <text:p>58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57.9" calcext:value-type="float">
            <text:p>57.9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57.9" calcext:value-type="float">
            <text:p>57.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6" calcext:value-type="float">
            <text:p>54.6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59" calcext:value-type="float">
            <text:p>59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59.6" calcext:value-type="float">
            <text:p>59.6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59.8" calcext:value-type="float">
            <text:p>59.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55.6" calcext:value-type="float">
            <text:p>55.6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53.4" calcext:value-type="float">
            <text:p>53.4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55.4" calcext:value-type="float">
            <text:p>55.4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57.6" calcext:value-type="float">
            <text:p>57.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56.5" calcext:value-type="float">
            <text:p>56.5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54" calcext:value-type="float">
            <text:p>54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3" calcext:value-type="float">
            <text:p>54.3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5.7" calcext:value-type="float">
            <text:p>55.7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5.3" calcext:value-type="float">
            <text:p>55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4.4" calcext:value-type="float">
            <text:p>54.4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8.5" calcext:value-type="float">
            <text:p>58.5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6.5" calcext:value-type="float">
            <text:p>56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52" calcext:value-type="float">
            <text:p>52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3.7" calcext:value-type="float">
            <text:p>53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50.5" calcext:value-type="float">
            <text:p>50.5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8.4" calcext:value-type="float">
            <text:p>48.4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5" calcext:value-type="float">
            <text:p>54.5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51.4" calcext:value-type="float">
            <text:p>51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52.9" calcext:value-type="float">
            <text:p>52.9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9.6" calcext:value-type="float">
            <text:p>49.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50.6" calcext:value-type="float">
            <text:p>50.6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1.1" calcext:value-type="float">
            <text:p>51.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9.9" calcext:value-type="float">
            <text:p>49.9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50.5" calcext:value-type="float">
            <text:p>50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50" calcext:value-type="float">
            <text:p>5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56.4" calcext:value-type="float">
            <text:p>56.4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.1" calcext:value-type="float">
            <text:p>59.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59.5" calcext:value-type="float">
            <text:p>59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/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48.7" calcext:value-type="float">
            <text:p>48.7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6.3" calcext:value-type="float">
            <text:p>46.3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45.8" calcext:value-type="float">
            <text:p>45.8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8.7" calcext:value-type="float">
            <text:p>48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44.5" calcext:value-type="float">
            <text:p>44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6.2" calcext:value-type="float">
            <text:p>46.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47.7" calcext:value-type="float">
            <text:p>47.7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.7" calcext:value-type="float">
            <text:p>42.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1.6" calcext:value-type="float">
            <text:p>41.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47" calcext:value-type="float">
            <text:p>47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4.4" calcext:value-type="float">
            <text:p>44.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45.2" calcext:value-type="float">
            <text:p>45.2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3.2" calcext:value-type="float">
            <text:p>43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44.1" calcext:value-type="float">
            <text:p>44.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4.9" calcext:value-type="float">
            <text:p>44.9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45.7" calcext:value-type="float">
            <text:p>45.7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2" calcext:value-type="float">
            <text:p>42.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41.3" calcext:value-type="float">
            <text:p>41.3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4.1" calcext:value-type="float">
            <text:p>44.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43.3" calcext:value-type="float">
            <text:p>43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1.9" calcext:value-type="float">
            <text:p>41.9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43.1" calcext:value-type="float">
            <text:p>43.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5" calcext:value-type="float">
            <text:p>4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9.5" calcext:value-type="float">
            <text:p>39.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44.1" calcext:value-type="float">
            <text:p>44.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41.5" calcext:value-type="float">
            <text:p>41.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.3" calcext:value-type="float">
            <text:p>39.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40.2" calcext:value-type="float">
            <text:p>40.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2.7" calcext:value-type="float">
            <text:p>42.7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44.2" calcext:value-type="float">
            <text:p>44.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2.7" calcext:value-type="float">
            <text:p>42.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9.3" calcext:value-type="float">
            <text:p>39.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5.2" calcext:value-type="float">
            <text:p>45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61.9" calcext:value-type="float">
            <text:p>61.9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68.8" calcext:value-type="float">
            <text:p>68.8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79.7" calcext:value-type="float">
            <text:p>79.7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.5" calcext:value-type="float">
            <text:p>68.5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5.3" calcext:value-type="float">
            <text:p>55.3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0.3" calcext:value-type="float">
            <text:p>50.3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7.7" calcext:value-type="float">
            <text:p>37.7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2" calcext:value-type="float">
            <text:p>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9" calcext:value-type="float">
            <text:p>3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7.1" calcext:value-type="float">
            <text:p>37.1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8.4" calcext:value-type="float">
            <text:p>38.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7.2" calcext:value-type="float">
            <text:p>37.2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36.6" calcext:value-type="float">
            <text:p>36.6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9" calcext:value-type="float">
            <text:p>37.9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35.5" calcext:value-type="float">
            <text:p>35.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8.1" calcext:value-type="float">
            <text:p>38.1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35.6" calcext:value-type="float">
            <text:p>35.6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6.3" calcext:value-type="float">
            <text:p>36.3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37.9" calcext:value-type="float">
            <text:p>37.9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5.3" calcext:value-type="float">
            <text:p>35.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6.6" calcext:value-type="float">
            <text:p>36.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5.1" calcext:value-type="float">
            <text:p>35.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37.9" calcext:value-type="float">
            <text:p>37.9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.8" calcext:value-type="float">
            <text:p>29.8</text:p>
          </table:table-cell>
          <table:table-cell office:value-type="float" office:value="7.1" calcext:value-type="float">
            <text:p>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5:11:51.379689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15:13:58.673803570</dc:date>
    <meta:editing-duration>PT4M28S</meta:editing-duration>
    <meta:editing-cycles>3</meta:editing-cycles>
    <meta:generator>LibreOffice/24.2.5.2$Linux_X86_64 LibreOffice_project/420$Build-2</meta:generator>
    <meta:document-statistic meta:table-count="1" meta:cell-count="93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8.74cm" svg:height="26.643cm" xlink:href=".." xlink:type="simple" chart:class="chart:line" chart:style-name="ch1">
        <chart:title svg:x="21.019cm" svg:y="0.668cm" chart:style-name="ch2">
          <text:p>X-Ray Defraction in a LiF Crystal</text:p>
        </chart:title>
        <chart:legend chart:legend-position="end" svg:x="46.02cm" svg:y="12.773cm" style:legend-expansion="high" chart:style-name="ch3"/>
        <chart:plot-area chart:style-name="ch4" table:cell-range-address="25kV_LiF_Scan.A1:25kV_LiF_Scan.C312" chart:data-source-has-labels="both" svg:x="1.985cm" svg:y="1.979cm" svg:width="43.061cm" svg:height="23.151cm">
          <chart:coordinate-region svg:x="3.189cm" svg:y="2.178cm" svg:width="41.717cm" svg:height="21.954cm"/>
          <chart:axis chart:dimension="x" chart:name="primary-x" chart:style-name="ch5" chartooo:axis-type="auto">
            <chartooo:date-scale/>
            <chart:title svg:x="22.955cm" svg:y="25.662cm" chart:style-name="ch6">
              <text:p>Angle °</text:p>
            </chart:title>
            <chart:categories table:cell-range-address="25kV_LiF_Scan.A2:25kV_LiF_Scan.A312"/>
          </chart:axis>
          <chart:axis chart:dimension="y" chart:name="primary-y" chart:style-name="ch7">
            <chart:title svg:x="0.451cm" svg:y="15.543cm" chart:style-name="ch8">
              <text:p>Average counts per second</text:p>
            </chart:title>
            <chart:grid chart:style-name="ch9" chart:class="major"/>
          </chart:axis>
          <chart:series chart:style-name="ch10" chart:values-cell-range-address="25kV_LiF_Scan.B2:25kV_LiF_Scan.B312" chart:label-cell-address="25kV_LiF_Scan.B1:25kV_LiF_Scan.B1" chart:class="chart:line">
            <chart:data-point chart:repeated="311"/>
          </chart:series>
          <chart:series chart:style-name="ch11" chart:values-cell-range-address="25kV_LiF_Scan.C2:25kV_LiF_Scan.C312" chart:label-cell-address="25kV_LiF_Scan.C1:25kV_LiF_Scan.C1" chart:class="chart:line">
            <chart:data-point chart:repeated="3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_0 / 1/s</text:p>
                <draw:g>
                  <svg:desc>25kV_LiF_Scan.B1:25kV_LiF_Scan.B1</svg:desc>
                </draw:g>
              </table:table-cell>
              <table:table-cell office:value-type="string">
                <text:p>R_1 / 1/s</text:p>
                <draw:g>
                  <svg:desc>25kV_LiF_Scan.C1:25kV_LiF_Scan.C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25kV_LiF_Scan.A2:25kV_LiF_Scan.A312</svg:desc>
                </draw:g>
              </table:table-cell>
              <table:table-cell office:value-type="float" office:value="29.2">
                <text:p>29.2</text:p>
                <draw:g>
                  <svg:desc>25kV_LiF_Scan.B2:25kV_LiF_Scan.B312</svg:desc>
                </draw:g>
              </table:table-cell>
              <table:table-cell office:value-type="float" office:value="7.3">
                <text:p>7.3</text:p>
                <draw:g>
                  <svg:desc>25kV_LiF_Scan.C2:25kV_LiF_Scan.C312</svg:desc>
                </draw:g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7.6">
                <text:p>27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4.5">
                <text:p>34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7.7">
                <text:p>2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0.2">
                <text:p>30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8">
                <text:p>30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4.4">
                <text:p>34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30">
                <text:p>30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34.9">
                <text:p>34.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34.7">
                <text:p>34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1">
                <text:p>37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38.4">
                <text:p>38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38.2">
                <text:p>38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0.9">
                <text:p>40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1.9">
                <text:p>41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48.2">
                <text:p>48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45.7">
                <text:p>45.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8">
                <text:p>4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53.7">
                <text:p>53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2.5">
                <text:p>62.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85.5">
                <text:p>85.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32.9">
                <text:p>132.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86">
                <text:p>1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14.3">
                <text:p>214.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46.5">
                <text:p>246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92">
                <text:p>29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310.5">
                <text:p>310.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338">
                <text:p>33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357.4">
                <text:p>357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4.6">
                <text:p>384.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400.3">
                <text:p>400.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415.3">
                <text:p>415.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431.4">
                <text:p>431.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446.5">
                <text:p>446.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445">
                <text:p>44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451.8">
                <text:p>451.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463.7">
                <text:p>463.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467.6">
                <text:p>467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471.9">
                <text:p>471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6.2">
                <text:p>466.2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467">
                <text:p>467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482.8">
                <text:p>482.8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472.9">
                <text:p>472.9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472">
                <text:p>47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467.1">
                <text:p>467.1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65.1">
                <text:p>465.1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462.4">
                <text:p>462.4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459.6">
                <text:p>459.6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453.4">
                <text:p>453.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2.2">
                <text:p>452.2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436.7">
                <text:p>436.7</text:p>
              </table:table-cell>
              <table:table-cell office:value-type="float" office:value="148.3">
                <text:p>148.3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434.7">
                <text:p>434.7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433.9">
                <text:p>433.9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420.1">
                <text:p>420.1</text:p>
              </table:table-cell>
              <table:table-cell office:value-type="float" office:value="151.1">
                <text:p>151.1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440.4">
                <text:p>440.4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425">
                <text:p>42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446.3">
                <text:p>446.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536.1">
                <text:p>536.1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810.6">
                <text:p>810.6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70.1">
                <text:p>970.1</text:p>
              </table:table-cell>
              <table:table-cell office:value-type="float" office:value="256.9">
                <text:p>256.9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048.1">
                <text:p>1048.1</text:p>
              </table:table-cell>
              <table:table-cell office:value-type="float" office:value="289.3">
                <text:p>289.3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759.4">
                <text:p>759.4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461.5">
                <text:p>461.5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418">
                <text:p>418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417.9">
                <text:p>417.9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412.6">
                <text:p>412.6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410.9">
                <text:p>410.9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439.5">
                <text:p>439.5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671.5">
                <text:p>671.5</text:p>
              </table:table-cell>
              <table:table-cell office:value-type="float" office:value="191.3">
                <text:p>191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22.9">
                <text:p>1422.9</text:p>
              </table:table-cell>
              <table:table-cell office:value-type="float" office:value="320.1">
                <text:p>320.1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2166.7">
                <text:p>2166.7</text:p>
              </table:table-cell>
              <table:table-cell office:value-type="float" office:value="489.2">
                <text:p>489.2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2457.6">
                <text:p>2457.6</text:p>
              </table:table-cell>
              <table:table-cell office:value-type="float" office:value="622.1">
                <text:p>622.1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768.3">
                <text:p>1768.3</text:p>
              </table:table-cell>
              <table:table-cell office:value-type="float" office:value="510.6">
                <text:p>510.6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682.3">
                <text:p>682.3</text:p>
              </table:table-cell>
              <table:table-cell office:value-type="float" office:value="252.7">
                <text:p>252.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378.6">
                <text:p>378.6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343.1">
                <text:p>343.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328.4">
                <text:p>328.4</text:p>
              </table:table-cell>
              <table:table-cell office:value-type="float" office:value="144.1">
                <text:p>144.1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333.4">
                <text:p>333.4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322.8">
                <text:p>322.8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1.1">
                <text:p>321.1</text:p>
              </table:table-cell>
              <table:table-cell office:value-type="float" office:value="137.6">
                <text:p>137.6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99.9">
                <text:p>299.9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99.9">
                <text:p>299.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91.6">
                <text:p>291.6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289.8">
                <text:p>289.8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85">
                <text:p>285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278.1">
                <text:p>278.1</text:p>
              </table:table-cell>
              <table:table-cell office:value-type="float" office:value="112.3">
                <text:p>112.3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55.1">
                <text:p>255.1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58.1">
                <text:p>258.1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252">
                <text:p>252</text:p>
              </table:table-cell>
              <table:table-cell office:value-type="float" office:value="101.7">
                <text:p>101.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7.1">
                <text:p>247.1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241.6">
                <text:p>241.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252.4">
                <text:p>252.4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226">
                <text:p>22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231.2">
                <text:p>231.2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23.9">
                <text:p>223.9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217.4">
                <text:p>217.4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213.7">
                <text:p>213.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205.2">
                <text:p>205.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200.3">
                <text:p>200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6.4">
                <text:p>196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85.9">
                <text:p>185.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4">
                <text:p>174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70.6">
                <text:p>170.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60.8">
                <text:p>160.8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57">
                <text:p>157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55.1">
                <text:p>155.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48.6">
                <text:p>148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53.5">
                <text:p>153.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150">
                <text:p>15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6">
                <text:p>146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139.7">
                <text:p>139.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34.9">
                <text:p>134.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135.1">
                <text:p>135.1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26">
                <text:p>126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28.3">
                <text:p>128.3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29.1">
                <text:p>129.1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22.4">
                <text:p>122.4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22.5">
                <text:p>122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122.3">
                <text:p>122.3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18.7">
                <text:p>118.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118">
                <text:p>11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13.2">
                <text:p>113.2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113.3">
                <text:p>113.3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09.4">
                <text:p>109.4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07.5">
                <text:p>107.5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13.3">
                <text:p>113.3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108.1">
                <text:p>108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03.1">
                <text:p>103.1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06.9">
                <text:p>106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7.8">
                <text:p>107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05.3">
                <text:p>105.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02.1">
                <text:p>102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05">
                <text:p>10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01.7">
                <text:p>101.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02.1">
                <text:p>102.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94.9">
                <text:p>94.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98.5">
                <text:p>98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06.1">
                <text:p>106.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96.2">
                <text:p>96.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9.4">
                <text:p>99.4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01.1">
                <text:p>101.1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94.9">
                <text:p>94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91.7">
                <text:p>91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91.1">
                <text:p>91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97.3">
                <text:p>97.3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97.3">
                <text:p>97.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97.7">
                <text:p>97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00.9">
                <text:p>100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08.3">
                <text:p>108.3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8.8">
                <text:p>118.8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37">
                <text:p>137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72.4">
                <text:p>172.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74.4">
                <text:p>174.4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25.9">
                <text:p>125.9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94.8">
                <text:p>94.8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91.3">
                <text:p>91.3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94.2">
                <text:p>94.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90.6">
                <text:p>90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89.7">
                <text:p>89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9">
                <text:p>89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86.1">
                <text:p>86.1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83.2">
                <text:p>83.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92.2">
                <text:p>92.2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84.9">
                <text:p>84.9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7.6">
                <text:p>87.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89">
                <text:p>8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89.8">
                <text:p>89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92.2">
                <text:p>92.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87.8">
                <text:p>87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.6">
                <text:p>90.6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88.1">
                <text:p>88.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96.9">
                <text:p>96.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141.8">
                <text:p>141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22.5">
                <text:p>222.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38.1">
                <text:p>338.1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396.4">
                <text:p>396.4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301.6">
                <text:p>301.6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73.3">
                <text:p>173.3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94.1">
                <text:p>94.1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2.3">
                <text:p>82.3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76.3">
                <text:p>76.3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79.4">
                <text:p>79.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21.3">
                <text:p>21.3</text:p>
              </table:table-cell>
              <table:table-cell office:value-type="float" office:value="78.1">
                <text:p>78.1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76">
                <text:p>7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76.8">
                <text:p>76.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74.2">
                <text:p>74.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1.7">
                <text:p>21.7</text:p>
              </table:table-cell>
              <table:table-cell office:value-type="float" office:value="77.1">
                <text:p>77.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77.1">
                <text:p>77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72.7">
                <text:p>72.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3.4">
                <text:p>73.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74.8">
                <text:p>74.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71.9">
                <text:p>71.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22.3">
                <text:p>22.3</text:p>
              </table:table-cell>
              <table:table-cell office:value-type="float" office:value="73">
                <text:p>7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68.2">
                <text:p>68.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70.1">
                <text:p>70.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65.8">
                <text:p>65.8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22.7">
                <text:p>22.7</text:p>
              </table:table-cell>
              <table:table-cell office:value-type="float" office:value="74.7">
                <text:p>74.7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63.1">
                <text:p>63.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69.4">
                <text:p>69.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7.4">
                <text:p>67.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float" office:value="23.1">
                <text:p>23.1</text:p>
              </table:table-cell>
              <table:table-cell office:value-type="float" office:value="68.3">
                <text:p>68.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66.7">
                <text:p>66.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23.3">
                <text:p>23.3</text:p>
              </table:table-cell>
              <table:table-cell office:value-type="float" office:value="64.9">
                <text:p>64.9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62.1">
                <text:p>62.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59.8">
                <text:p>59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67.5">
                <text:p>67.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23.7">
                <text:p>23.7</text:p>
              </table:table-cell>
              <table:table-cell office:value-type="float" office:value="63.6">
                <text:p>63.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61.7">
                <text:p>61.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65.8">
                <text:p>65.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5.7">
                <text:p>65.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24.1">
                <text:p>24.1</text:p>
              </table:table-cell>
              <table:table-cell office:value-type="float" office:value="59.7">
                <text:p>59.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64.5">
                <text:p>64.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24.3">
                <text:p>24.3</text:p>
              </table:table-cell>
              <table:table-cell office:value-type="float" office:value="61.7">
                <text:p>61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57">
                <text:p>5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60.8">
                <text:p>60.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60.5">
                <text:p>60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24.7">
                <text:p>24.7</text:p>
              </table:table-cell>
              <table:table-cell office:value-type="float" office:value="58">
                <text:p>5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57.9">
                <text:p>57.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57.9">
                <text:p>57.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4.6">
                <text:p>54.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5.1">
                <text:p>25.1</text:p>
              </table:table-cell>
              <table:table-cell office:value-type="float" office:value="59">
                <text:p>5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59.6">
                <text:p>59.6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25.3">
                <text:p>25.3</text:p>
              </table:table-cell>
              <table:table-cell office:value-type="float" office:value="59.8">
                <text:p>59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55.6">
                <text:p>55.6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53.4">
                <text:p>53.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55.4">
                <text:p>55.4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25.7">
                <text:p>25.7</text:p>
              </table:table-cell>
              <table:table-cell office:value-type="float" office:value="57.6">
                <text:p>57.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56.5">
                <text:p>56.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54">
                <text:p>5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4.3">
                <text:p>54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26.1">
                <text:p>26.1</text:p>
              </table:table-cell>
              <table:table-cell office:value-type="float" office:value="55.7">
                <text:p>55.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55.3">
                <text:p>55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.3">
                <text:p>26.3</text:p>
              </table:table-cell>
              <table:table-cell office:value-type="float" office:value="54.4">
                <text:p>54.4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58.5">
                <text:p>58.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56.5">
                <text:p>56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52">
                <text:p>5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26.7">
                <text:p>26.7</text:p>
              </table:table-cell>
              <table:table-cell office:value-type="float" office:value="53.7">
                <text:p>53.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50.5">
                <text:p>50.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48.4">
                <text:p>48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4.5">
                <text:p>54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27.1">
                <text:p>27.1</text:p>
              </table:table-cell>
              <table:table-cell office:value-type="float" office:value="51.4">
                <text:p>51.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52.9">
                <text:p>52.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7.3">
                <text:p>27.3</text:p>
              </table:table-cell>
              <table:table-cell office:value-type="float" office:value="49.6">
                <text:p>49.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50.6">
                <text:p>5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51.1">
                <text:p>51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49.9">
                <text:p>49.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27.7">
                <text:p>27.7</text:p>
              </table:table-cell>
              <table:table-cell office:value-type="float" office:value="50.5">
                <text:p>50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50">
                <text:p>5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56.4">
                <text:p>56.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9.1">
                <text:p>59.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28.1">
                <text:p>28.1</text:p>
              </table:table-cell>
              <table:table-cell office:value-type="float" office:value="59.5">
                <text:p>5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48.7">
                <text:p>48.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46.3">
                <text:p>46.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5.8">
                <text:p>45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48.7">
                <text:p>48.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8.7">
                <text:p>28.7</text:p>
              </table:table-cell>
              <table:table-cell office:value-type="float" office:value="44.5">
                <text:p>44.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46.2">
                <text:p>46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47.7">
                <text:p>47.7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2.7">
                <text:p>42.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9.1">
                <text:p>29.1</text:p>
              </table:table-cell>
              <table:table-cell office:value-type="float" office:value="45">
                <text:p>4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41.6">
                <text:p>41.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47">
                <text:p>4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44.4">
                <text:p>44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45.2">
                <text:p>45.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43.2">
                <text:p>43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9.7">
                <text:p>29.7</text:p>
              </table:table-cell>
              <table:table-cell office:value-type="float" office:value="44.1">
                <text:p>44.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44.9">
                <text:p>44.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45.7">
                <text:p>45.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.2">
                <text:p>42.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41.3">
                <text:p>41.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44.1">
                <text:p>44.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0.3">
                <text:p>30.3</text:p>
              </table:table-cell>
              <table:table-cell office:value-type="float" office:value="43.3">
                <text:p>43.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41.9">
                <text:p>41.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43.1">
                <text:p>43.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45">
                <text:p>4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30.7">
                <text:p>30.7</text:p>
              </table:table-cell>
              <table:table-cell office:value-type="float" office:value="39.5">
                <text:p>39.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44.1">
                <text:p>44.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41.5">
                <text:p>41.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9.3">
                <text:p>39.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1.1">
                <text:p>31.1</text:p>
              </table:table-cell>
              <table:table-cell office:value-type="float" office:value="40.2">
                <text:p>40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42.7">
                <text:p>42.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1.3">
                <text:p>31.3</text:p>
              </table:table-cell>
              <table:table-cell office:value-type="float" office:value="44.2">
                <text:p>44.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42.7">
                <text:p>42.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39.3">
                <text:p>39.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45.2">
                <text:p>45.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61.9">
                <text:p>61.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68.8">
                <text:p>68.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79.7">
                <text:p>79.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.5">
                <text:p>68.5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32.1">
                <text:p>32.1</text:p>
              </table:table-cell>
              <table:table-cell office:value-type="float" office:value="55.3">
                <text:p>55.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50.3">
                <text:p>50.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2.3">
                <text:p>32.3</text:p>
              </table:table-cell>
              <table:table-cell office:value-type="float" office:value="37.7">
                <text:p>37.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42">
                <text:p>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39">
                <text:p>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37.1">
                <text:p>37.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32.7">
                <text:p>32.7</text:p>
              </table:table-cell>
              <table:table-cell office:value-type="float" office:value="38.4">
                <text:p>38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37.2">
                <text:p>37.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36.6">
                <text:p>36.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7.9">
                <text:p>37.9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35.5">
                <text:p>35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38.1">
                <text:p>38.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3.3">
                <text:p>33.3</text:p>
              </table:table-cell>
              <table:table-cell office:value-type="float" office:value="35.6">
                <text:p>35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36.3">
                <text:p>36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37.9">
                <text:p>37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35.3">
                <text:p>35.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3.7">
                <text:p>33.7</text:p>
              </table:table-cell>
              <table:table-cell office:value-type="float" office:value="36.6">
                <text:p>36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35.1">
                <text:p>35.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33.9">
                <text:p>33.9</text:p>
              </table:table-cell>
              <table:table-cell office:value-type="float" office:value="37.9">
                <text:p>37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.8">
                <text:p>29.8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